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0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b2b2b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mposants</text:p>
          </table:table-cell>
          <table:table-cell table:style-name="ce2" office:value-type="string" calcext:value-type="string">
            <text:p>Prix TTC</text:p>
          </table:table-cell>
          <table:table-cell table:style-name="ce2" office:value-type="string" calcext:value-type="string">
            <text:p>Prix HT</text:p>
          </table:table-cell>
          <table:table-cell table:style-name="ce2" office:value-type="string" calcext:value-type="string">
            <text:p>Lien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Ryzen 9 7900X</text:p>
          </table:table-cell>
          <table:table-cell table:number-columns-repeated="2"/>
          <table:table-cell office:value-type="string" calcext:value-type="string">
            <text:p><text:a xlink:href="https://www.ldlc.com/fiche/PB00516611.html" xlink:type="simple">https://www.ldlc.com/fiche/PB00516611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zen 7 7800X3D</text:p>
          </table:table-cell>
          <table:table-cell table:number-columns-repeated="2"/>
          <table:table-cell office:value-type="string" calcext:value-type="string">
            <text:p><text:a xlink:href="https://www.ldlc.com/fiche/PB00546345.html" xlink:type="simple">https://www.ldlc.com/fiche/PB00546345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zen 9 7950X</text:p>
          </table:table-cell>
          <table:table-cell table:number-columns-repeated="2"/>
          <table:table-cell office:value-type="string" calcext:value-type="string">
            <text:p><text:a xlink:href="https://www.ldlc.com/fiche/PB00516614.html" xlink:type="simple">https://www.ldlc.com/fiche/PB00516614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zen 9 9950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el Core I9-14900K</text:p>
          </table:table-cell>
          <table:table-cell table:number-columns-repeated="2"/>
          <table:table-cell office:value-type="string" calcext:value-type="string">
            <text:p><text:a xlink:href="https://www.ldlc.com/fiche/PB00577124.html" xlink:type="simple">https://www.ldlc.com/fiche/PB00577124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Core i7-14700K</text:p>
          </table:table-cell>
          <table:table-cell table:number-columns-repeated="2"/>
          <table:table-cell office:value-type="string" calcext:value-type="string">
            <text:p><text:a xlink:href="https://www.ldlc.com/fiche/PB00577022.html" xlink:type="simple">https://www.ldlc.com/fiche/PB00577022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Core Ultra 7 265K</text:p>
          </table:table-cell>
          <table:table-cell table:number-columns-repeated="2"/>
          <table:table-cell office:value-type="string" calcext:value-type="string">
            <text:p><text:a xlink:href="https://www.ldlc.com/fiche/PB00648132.html" xlink:type="simple">https://www.ldlc.com/fiche/PB00648132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Core Ultra 9 285K</text:p>
          </table:table-cell>
          <table:table-cell table:number-columns-repeated="2"/>
          <table:table-cell office:value-type="string" calcext:value-type="string">
            <text:p><text:a xlink:href="https://www.ldlc.com/fiche/PB00648134.html" xlink:type="simple">https://www.ldlc.com/fiche/PB00648134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Core i5-14600K</text:p>
          </table:table-cell>
          <table:table-cell table:number-columns-repeated="2"/>
          <table:table-cell office:value-type="string" calcext:value-type="string">
            <text:p><text:a xlink:href="https://www.ldlc.com/fiche/PB00577078.html" xlink:type="simple">https://www.ldlc.com/fiche/PB00577078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zen 7 9700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el Core i3-14100</text:p>
          </table:table-cell>
          <table:table-cell table:number-columns-repeated="2"/>
          <table:table-cell office:value-type="string" calcext:value-type="string">
            <text:p><text:a xlink:href="https://www.ldlc.com/fiche/PB00587861.html" xlink:type="simple">https://www.ldlc.com/fiche/PB00587861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Core I9-14900Ks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MD Radeon RX 7800 XT</text:p>
          </table:table-cell>
          <table:table-cell table:number-columns-repeated="2"/>
          <table:table-cell office:value-type="string" calcext:value-type="string">
            <text:p><text:a xlink:href="https://www.ldlc.com/fiche/PB00569953.html" xlink:type="simple">https://www.ldlc.com/fiche/PB00569953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force RTX 4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NY Quadro RTX 6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TX 3050</text:p>
          </table:table-cell>
          <table:table-cell table:number-columns-repeated="2"/>
          <table:table-cell office:value-type="string" calcext:value-type="string">
            <text:p><text:a xlink:href="https://www.ldlc.com/fiche/PB00564256.html" xlink:type="simple">https://www.ldlc.com/fiche/PB00564256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MD Radeon RX 7600</text:p>
          </table:table-cell>
          <table:table-cell table:number-columns-repeated="2"/>
          <table:table-cell office:value-type="string" calcext:value-type="string">
            <text:p><text:a xlink:href="https://www.ldlc.com/fiche/PB00589706.html" xlink:type="simple">https://www.ldlc.com/fiche/PB00589706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Arc A750</text:p>
          </table:table-cell>
          <table:table-cell table:number-columns-repeated="2"/>
          <table:table-cell office:value-type="string" calcext:value-type="string">
            <text:p><text:a xlink:href="http://www.amazon.fr/gp/aw/d/B0DYPGW2KB/?_encoding=UTF8&amp;pd_rd_plhdr=t&amp;aaxitk=e1d201bfeecf9e7f8508d5c557b16ed1&amp;hsa_cr_id=0&amp;qid=1762264167&amp;sr=1-3-1ee1b2e4-01d1-4cd0-b737-4c27ebfc8105&amp;aref=hXGtnZHBM4&amp;ref_=sbx__sbtcd2_asin_2_title&amp;pd_rd_w=qCk7A&amp;content-id=amzn1.sym.102f5b8c-9a92-422c-bc8f-013d3ccd4947%3Aamzn1.sym.102f5b8c-9a92-422c-bc8f-013d3ccd4947&amp;pf_rd_p=102f5b8c-9a92-422c-bc8f-013d3ccd4947&amp;pf_rd_r=JM424Q92PM2QGD1712NX&amp;pd_rd_wg=k42Yl&amp;pd_rd_r=bb536480-04da-48c8-9ece-33ef9a7edaf8" xlink:type="simple">www.amazon.fr/gp/aw/d/B0DYPGW2KB/?_encoding=UTF8&amp;pd_rd_plhdr=t&amp;aaxitk=e1d201bfeecf9e7f8508d5c557b16ed1&amp;hsa_cr_id=0&amp;qid=1762264167&amp;sr=1-3-1ee1b2e4-01d1-4cd0-b737-4c27ebfc8105&amp;aref=hXGtnZHBM4&amp;ref_=sbx__sbtcd2_asin_2_title&amp;pd_rd_w=qCk7A&amp;content-id=amzn1.sym.102f5b8c-9a92-422c-bc8f-013d3ccd4947%3Aamzn1.sym.102f5b8c-9a92-422c-bc8f-013d3ccd4947&amp;pf_rd_p=102f5b8c-9a92-422c-bc8f-013d3ccd4947&amp;pf_rd_r=JM424Q92PM2QGD1712NX&amp;pd_rd_wg=k42Yl&amp;pd_rd_r=bb536480-04da-48c8-9ece-33ef9a7edaf8</text:a> 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"/>
          <table:table-cell table:style-name="ce2" office:value-type="string" calcext:value-type="string">
            <text:p>barretes ram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sair Vengeance DDR5 (2x16)go</text:p>
          </table:table-cell>
          <table:table-cell table:number-columns-repeated="2"/>
          <table:table-cell office:value-type="string" calcext:value-type="string">
            <text:p><text:a xlink:href="https://www.amazon.fr/CORSAIR-VENGEANCE-6000MHz-Compatible-dOrdinateur/dp/B0C3RYHZJQ/ref=sr_1_16?__mk_fr_FR=ÅMÅŽÕÑ&amp;crid=TEVT6U2P3I7W&amp;dib=eyJ2IjoiMSJ9.E3bQFpc32B2bHZ0PTbO7n4Mf8MJnR_8q8NHy9kJxsAKZ7EFGCJHl7azkdJEslkDIV8uOXHf5aw4Br4uClhlY7ozA3q7KS7EpWYhXQFlkEKPI6sWcaHL6BfpZFYT7M2tP2GjRHEkN1TIg7WdQusj8EDhM8uv23jxELg5qpADXcLtlUkD-niPWOLwrj7A2VxBl9V5SkzIvJukfsLuAi3JljZfInDPnPncruIh4a__JZB-YbGoyTDEo-ej9maGhZoVU9sUHU0o_fYfWNwpynuV2tDUMvWqvEIspMZMoaNYubSM.ngb6aE6p4-vmWS3D2NgjAP-fSBBZiHUk7ZHRjwY2MQU&amp;dib_tag=se&amp;keywords=corsair+vengeance+ddr5&amp;qid=1762264355&amp;s=computers&amp;sprefix=corsair+vengeance+ddr5%2Ccomputers%2C286&amp;sr=1-16" xlink:type="simple">https://www.amazon.fr/CORSAIR-VENGEANCE-6000MHz-Compatible-dOrdinateur/dp/B0C3RYHZJQ/ref=sr_1_16?__mk_fr_FR=ÅMÅŽÕÑ&amp;crid=TEVT6U2P3I7W&amp;dib=eyJ2IjoiMSJ9.E3bQFpc32B2bHZ0PTbO7n4Mf8MJnR_8q8NHy9kJxsAKZ7EFGCJHl7azkdJEslkDIV8uOXHf5aw4Br4uClhlY7ozA3q7KS7EpWYhXQFlkEKPI6sWcaHL6BfpZFYT7M2tP2GjRHEkN1TIg7WdQusj8EDhM8uv23jxELg5qpADXcLtlUkD-niPWOLwrj7A2VxBl9V5SkzIvJukfsLuAi3JljZfInDPnPncruIh4a__JZB-YbGoyTDEo-ej9maGhZoVU9sUHU0o_fYfWNwpynuV2tDUMvWqvEIspMZMoaNYubSM.ngb6aE6p4-vmWS3D2NgjAP-fSBBZiHUk7ZHRjwY2MQU&amp;dib_tag=se&amp;keywords=corsair+vengeance+ddr5&amp;qid=1762264355&amp;s=computers&amp;sprefix=corsair+vengeance+ddr5%2Ccomputers%2C286&amp;sr=1-16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.Skill Trident Z5 32go</text:p>
          </table:table-cell>
          <table:table-cell table:number-columns-repeated="2"/>
          <table:table-cell office:value-type="string" calcext:value-type="string">
            <text:p><text:a xlink:href="https://www.ldlc.com/fiche/PB00519099.html" xlink:type="simple">https://www.ldlc.com/fiche/PB00519099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Kingston  Fury Renegade Pro </text:span>DDR5 128go(4x32go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ucial DDR4 ECC 32g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.Skill Ripjaws DDR5 64 go</text:p>
          </table:table-cell>
          <table:table-cell table:number-columns-repeated="2"/>
          <table:table-cell office:value-type="string" calcext:value-type="string">
            <text:p><text:a xlink:href="https://www.ldlc.com/fiche/PB00497095.html" xlink:type="simple">https://www.ldlc.com/fiche/PB00497095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dton Fury Beast DDR5 (2x32)go</text:p>
          </table:table-cell>
          <table:table-cell table:number-columns-repeated="2"/>
          <table:table-cell office:value-type="string" calcext:value-type="string">
            <text:p><text:a xlink:href="https://www.ldlc.com/fiche/PB00630887.html" xlink:type="simple">https://www.ldlc.com/fiche/PB00630887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ucial Pro DDR</text:p>
          </table:table-cell>
          <table:table-cell table:number-columns-repeated="2"/>
          <table:table-cell office:value-type="string" calcext:value-type="string">
            <text:p><text:a xlink:href="https://www.ldlc.com/fiche/PB00564689.html" xlink:type="simple">https://www.ldlc.com/fiche/PB00564689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sair Vengeance LPX DDR4</text:p>
          </table:table-cell>
          <table:table-cell table:number-columns-repeated="2"/>
          <table:table-cell office:value-type="string" calcext:value-type="string">
            <text:p><text:a xlink:href="https://www.ldlc.com/fiche/PB00271616.html" xlink:type="simple">https://www.ldlc.com/fiche/PB00271616.html</text:a> 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boitier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 Quiet ! Pure Base 500</text:p>
          </table:table-cell>
          <table:table-cell table:number-columns-repeated="2"/>
          <table:table-cell office:value-type="string" calcext:value-type="string">
            <text:p><text:a xlink:href="https://www.ldlc.com/fiche/PB00581486.html" xlink:type="simple">https://www.ldlc.com/fiche/PB00581486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actal Design Meshify C</text:p>
          </table:table-cell>
          <table:table-cell table:number-columns-repeated="2"/>
          <table:table-cell office:value-type="string" calcext:value-type="string">
            <text:p><text:a xlink:href="https://www.ldlc.com/fiche/PB00253324.html" xlink:type="simple">https://www.ldlc.com/fiche/PB00253324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ZXT H510 Flow</text:p>
          </table:table-cell>
          <table:table-cell table:number-columns-repeated="2"/>
          <table:table-cell office:value-type="string" calcext:value-type="string">
            <text:p><text:a xlink:href="https://www.ldlc.com/fiche/PB00650335.html" xlink:type="simple">https://www.ldlc.com/fiche/PB00650335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ermaltake Core V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an Li PC-O11 Dynamic</text:p>
          </table:table-cell>
          <table:table-cell table:number-columns-repeated="2"/>
          <table:table-cell office:value-type="string" calcext:value-type="string">
            <text:p><text:a xlink:href="https://www.ldlc.com/fiche/PB00573061.html" xlink:type="simple">https://www.ldlc.com/fiche/PB00573061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SI MPG Gungnir 300R</text:p>
          </table:table-cell>
          <table:table-cell table:number-columns-repeated="2"/>
          <table:table-cell office:value-type="string" calcext:value-type="string">
            <text:p><text:a xlink:href="https://www.ldlc.com/fiche/PB00572203.html" xlink:type="simple">https://www.ldlc.com/fiche/PB00572203.html</text:a> 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alimentation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sair RM750e-750W-Gold</text:p>
          </table:table-cell>
          <table:table-cell table:number-columns-repeated="2"/>
          <table:table-cell office:value-type="string" calcext:value-type="string">
            <text:p><text:a xlink:href="https://www.ldlc.com/fiche/PB00663403.html" xlink:type="simple">https://www.ldlc.com/fiche/PB00663403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ure Power 12M</text:p>
          </table:table-cell>
          <table:table-cell table:number-columns-repeated="2"/>
          <table:table-cell office:value-type="string" calcext:value-type="string">
            <text:p><text:a xlink:href="https://www.ldlc.com/fiche/PB00652459.html" xlink:type="simple">https://www.ldlc.com/fiche/PB00652459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sonic Focus GX-750-Gold</text:p>
          </table:table-cell>
          <table:table-cell table:number-columns-repeated="2"/>
          <table:table-cell office:value-type="string" calcext:value-type="string">
            <text:p><text:a xlink:href="https://www.ldlc.com/fiche/PB00647650.html" xlink:type="simple">https://www.ldlc.com/fiche/PB00647650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sair CX550M-550W-Bronze</text:p>
          </table:table-cell>
          <table:table-cell table:number-columns-repeated="2"/>
          <table:table-cell office:value-type="string" calcext:value-type="string">
            <text:p><text:a xlink:href="https://www.ldlc.com/fiche/PB00580848.html" xlink:type="simple">https://www.ldlc.com/fiche/PB00580848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ystem Power 10-450W-Bronz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rsair HX1000i-1000W-Platinium</text:p>
          </table:table-cell>
          <table:table-cell table:number-columns-repeated="2"/>
          <table:table-cell office:value-type="string" calcext:value-type="string">
            <text:p><text:a xlink:href="https://www.ldlc.com/fiche/PB00554552.html" xlink:type="simple">https://www.ldlc.com/fiche/PB00554552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sonic Pime tX-850-850W </text:p>
          </table:table-cell>
          <table:table-cell table:number-columns-repeated="2"/>
          <table:table-cell office:value-type="string" calcext:value-type="string">
            <text:p><text:a xlink:href="https://www.amazon.fr/Seasonic-Vertex-PX-850-ATX3-0-850W/dp/B0C57385RR/ref=sr_1_1_mod_primary_new?__mk_fr_FR=ÅMÅŽÕÑ&amp;crid=1T567ZLOBQT8&amp;dib=eyJ2IjoiMSJ9.x4Hqd9J6g7t-JyNurpAOKbxU1juN3WqF9lS-WG4rb6aC8u-KPa8A7EoGTRpaxdxxMsS1Sj2ULgTQ5wh9N1odMN04ANu0lWAfEdlesk_cx1gc8gJ3iFxioA_bGiEDSP7fxSKASG50KtYyJWoY2rM0rCLIu5-oJDk-mtj8-6UUZEK57L7UAcISb3cRZepPqmFlcH7UsEit-6gyZlkZIx8j0MTX-zX57jJqOCQasJYpyf9gUu7EXch3hzTHXy6bT0XOrWET2vVVJFlf1USO8laLVfWz2cPMa5UBDkN7PpY2Ie0.ynGnQrVfvUexDGhtQjqa8oKKE8WT63f-Yss_oLW1YHc&amp;dib_tag=se&amp;keywords=Seasonic+Pime+tX-850-850W" xlink:type="simple">https://www.amazon.fr/Seasonic-Vertex-PX-850-ATX3-0-850W/dp/B0C57385RR/ref=sr_1_1_mod_primary_new?__mk_fr_FR=ÅMÅŽÕÑ&amp;crid=1T567ZLOBQT8&amp;dib=eyJ2IjoiMSJ9.x4Hqd9J6g7t-JyNurpAOKbxU1juN3WqF9lS-WG4rb6aC8u-KPa8A7EoGTRpaxdxxMsS1Sj2ULgTQ5wh9N1odMN04ANu0lWAfEdlesk_cx1gc8gJ3iFxioA_bGiEDSP7fxSKASG50KtYyJWoY2rM0rCLIu5-oJDk-mtj8-6UUZEK57L7UAcISb3cRZepPqmFlcH7UsEit-6gyZlkZIx8j0MTX-zX57jJqOCQasJYpyf9gUu7EXch3hzTHXy6bT0XOrWET2vVVJFlf1USO8laLVfWz2cPMa5UBDkN7PpY2Ie0.ynGnQrVfvUexDGhtQjqa8oKKE8WT63f-Yss_oLW1YHc&amp;dib_tag=se&amp;keywords=Seasonic+Pime+tX-850-850W</text:a>+–+Titanium&amp;qid=1762266400&amp;s=computers&amp;sbo=RZvfv%2F%2FHxDF%2BO5021pAnSA%3D%3D&amp;sprefix=seasonic+pime+tx-850-850w+titanium%2Ccomputers%2C406&amp;sr=1-1 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clavier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gitech MX key Mini S</text:p>
          </table:table-cell>
          <table:table-cell table:number-columns-repeated="2"/>
          <table:table-cell office:value-type="string" calcext:value-type="string">
            <text:p><text:a xlink:href="https://www.amazon.fr/Logitech-Minimaliste-rétro-éclairé-Compatible-Anthracite/dp/B07W6GGC8W/ref=sr_1_7?__mk_fr_FR=ÅMÅŽÕÑ&amp;crid=2N6JR7MYVZKS&amp;dib=eyJ2IjoiMSJ9.wHUnCoAZ6AJGPcETJ8fF899V61ziJJT97cqJjuATeUkrWxh1uz9fmgg1H95BcyiAgQCESjyRLcbBNUjsjQ00r__WBmKp8_cBrE_itcCQiG1LPLYBWNe1EvPp5S8oZf_C2Tf0XfY8f_zDdCR3XYxZJNwMGDxGTZSJJFUdNYbIinMF20enOiLZVakzAXihG5R6eyquncYir5EpUVDU7eEGDtINWlmlqVfYfZJiLmhvki-6wqpswPFbz3L2GjTFG3tZTuDqFG3XhTus4YCRpctwVL9uVnIBWYgopPQNCLn_K_Y.b4K3jglyr5W1IfYGrG1ehq9mll2Gp1WJ5uBAGxuP6ZI&amp;dib_tag=se&amp;keywords=logitech+mx+key+mini&amp;qid=1762266540&amp;s=computers&amp;sprefix=logitech+mx+key+mini+s%2Ccomputers%2C264&amp;sr=1-7" xlink:type="simple">https://www.amazon.fr/Logitech-Minimaliste-rétro-éclairé-Compatible-Anthracite/dp/B07W6GGC8W/ref=sr_1_7?__mk_fr_FR=ÅMÅŽÕÑ&amp;crid=2N6JR7MYVZKS&amp;dib=eyJ2IjoiMSJ9.wHUnCoAZ6AJGPcETJ8fF899V61ziJJT97cqJjuATeUkrWxh1uz9fmgg1H95BcyiAgQCESjyRLcbBNUjsjQ00r__WBmKp8_cBrE_itcCQiG1LPLYBWNe1EvPp5S8oZf_C2Tf0XfY8f_zDdCR3XYxZJNwMGDxGTZSJJFUdNYbIinMF20enOiLZVakzAXihG5R6eyquncYir5EpUVDU7eEGDtINWlmlqVfYfZJiLmhvki-6wqpswPFbz3L2GjTFG3tZTuDqFG3XhTus4YCRpctwVL9uVnIBWYgopPQNCLn_K_Y.b4K3jglyr5W1IfYGrG1ehq9mll2Gp1WJ5uBAGxuP6ZI&amp;dib_tag=se&amp;keywords=logitech+mx+key+mini&amp;qid=1762266540&amp;s=computers&amp;sprefix=logitech+mx+key+mini+s%2Ccomputers%2C264&amp;sr=1-7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lorious GMK P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nesis freestyle Pro</text:p>
          </table:table-cell>
          <table:table-cell table:number-columns-repeated="2"/>
          <table:table-cell office:value-type="string" calcext:value-type="string">
            <text:p><text:span text:style-name="T1"><text:a xlink:href="http://www.amazon.fr/KINESIS-Freestyle-KB900-brn-mécanique-ergonomique/dp/B07CX9KQRQ/ref=sr_1_1?__mk_fr_FR=ÅMÅŽÕÑ&amp;crid=1XK99E0X1E9UU&amp;dib=eyJ2IjoiMSJ9.OkVQvBF4XqlkcSEB0x5VKXT6pv0MZnAfkEEXl3RS1eraYxhwpe2DggP2Aagm8sCJd9zE1U6ddFtTi1i1SWE5JAUz6C826GhePXWz_tVDWEVq1wruZvVzEpJJztMyVVIcnJVZpgvzAkFdxeQp_e91LK5-nPaPb3qfCl0wMg40jwXHZdQX-ytsBNXcAHhrswqB.NGOW5MG6NTnNL-kzN1XXkkj_1NZpdDGv8bgSqQiPO5Q&amp;dib_tag=se&amp;keywords=Kinesis+freestyle+Pro&amp;qid=1762267205&amp;s=computers&amp;sprefix=kinesis+freestyle+pro%2Ccomputers%2C89&amp;sr=1-1" xlink:type="simple">www.amazon.fr/KINESIS-Freestyle-KB900-brn-mécanique-ergonomique/dp/B07CX9KQRQ/ref=sr_1_1?__mk_fr_FR=ÅMÅŽÕÑ&amp;crid=1XK99E0X1E9UU&amp;dib=eyJ2IjoiMSJ9.OkVQvBF4XqlkcSEB0x5VKXT6pv0MZnAfkEEXl3RS1eraYxhwpe2DggP2Aagm8sCJd9zE1U6ddFtTi1i1SWE5JAUz6C826GhePXWz_tVDWEVq1wruZvVzEpJJztMyVVIcnJVZpgvzAkFdxeQp_e91LK5-nPaPb3qfCl0wMg40jwXHZdQX-ytsBNXcAHhrswqB.NGOW5MG6NTnNL-kzN1XXkkj_1NZpdDGv8bgSqQiPO5Q&amp;dib_tag=se&amp;keywords=Kinesis+freestyle+Pro&amp;qid=1762267205&amp;s=computers&amp;sprefix=kinesis+freestyle+pro%2Ccomputers%2C89&amp;sr=1-1</text:a></text:span><text:span text:style-name="T1"> 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VGA Z1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4:09:56.28618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4:43:52.970881000</meta:creation-date>
    <dc:date>2025-11-26T09:05:12.964964600</dc:date>
    <meta:editing-duration>P3DT14H45M50S</meta:editing-duration>
    <meta:editing-cycles>5</meta:editing-cycles>
    <meta:generator>LibreOffice/25.2.6.2$Windows_X86_64 LibreOffice_project/729c5bfe710f5eb71ed3bbde9e06a6065e9c6c5d</meta:generator>
    <meta:document-statistic meta:table-count="1" meta:cell-count="85" meta:object-count="0"/>
  </office:meta>
</office:document-meta>
</file>